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2929" officeooo:paragraph-rsid="00182929"/>
    </style:style>
    <style:style style:name="P2" style:family="paragraph" style:parent-style-name="Standard" style:list-style-name="L1">
      <style:text-properties officeooo:rsid="00182929" officeooo:paragraph-rsid="00182929"/>
    </style:style>
    <style:style style:name="P3" style:family="paragraph" style:parent-style-name="Standard" style:list-style-name="L1">
      <style:text-properties officeooo:rsid="00182929" officeooo:paragraph-rsid="0019851f"/>
    </style:style>
    <style:style style:name="T1" style:family="text">
      <style:text-properties officeooo:rsid="001985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un coche autonomo</text:p>
      <text:p text:style-name="P1"/>
      <text:list xml:id="list134940695507379704" text:style-name="L1">
        <text:list-item>
          <text:p text:style-name="P2">conectar por ssh: ssh <text:a xlink:type="simple" xlink:href="mailto:root@ip" text:style-name="Internet_20_link" text:visited-style-name="Visited_20_Internet_20_Link">root@ip</text:a></text:p>
        </text:list-item>
        <text:list-item>
          <text:p text:style-name="P2">instalar mjpg_streamer: </text:p>
        </text:list-item>
        <text:list-item>
          <text:p text:style-name="P2">instalar opencv en el ordenador grande</text:p>
        </text:list-item>
        <text:list-item>
          <text:p text:style-name="P3">python sockets para conectar cliente y servidor <text:span text:style-name="T1">http://mundogeek.net/archivos/2008/04/12/sockets-en-python/</text:span></text:p>
        </text:list-item>
        <text:list-item>
          <text:p text:style-name="P2"/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09:46:31.010703978</meta:creation-date>
    <dc:date>2016-11-21T09:56:32.583921815</dc:date>
    <meta:editing-duration>PT2M10S</meta:editing-duration>
    <meta:editing-cycles>2</meta:editing-cycles>
    <meta:generator>LibreOffice/5.0.2.2$Linux_x86 LibreOffice_project/00m0$Build-2</meta:generator>
    <meta:document-statistic meta:table-count="0" meta:image-count="0" meta:object-count="0" meta:page-count="1" meta:paragraph-count="7" meta:word-count="30" meta:character-count="222" meta:non-whitespace-character-count="202"/>
  </office:meta>
</office:document-meta>
</file>